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7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8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-1cm" fo:margin-right="0cm" fo:line-height="115%" fo:text-indent="0cm" style:auto-text-indent="false"/>
    </style:style>
    <style:style style:name="P19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4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34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7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42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ЗАКЛЮЧЕНИЕ ДИССЕРТАЦИОННОГО СОВЕТА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5"/>
      <text:p text:style-name="P20">аттестационное дело № _______________________</text:p>
      <text:p text:style-name="P20">решение диссертационного совета от _____202_ г., протокол № ___</text:p>
      <text:p text:style-name="P25"/>
      <text:p text:style-name="P25"/>
      <text:p text:style-name="P7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кандидата (доктора) __________ наук.</text:span></text:p>
      <text:p text:style-name="P8">Диссертация «___Тема_диссертации___» по специальности(ям) ___ в виде рукописи принята к защите (дата), протокол №__, диссертационным советом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8">Соискатель (фамилия, имя, отчество) 19__года рождения, в 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9">(медики прописывают сроки обучения в интернатуре, ординатуре). </text:p>
      <text:p text:style-name="P6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10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9">или</text:p>
      <text:p text:style-name="P30">С ___ по __гг. прикреплен(а) на кафедру … РУДН для подготовки диссертации.</text:p>
      <text:p text:style-name="P30">Место работы в настоящее время./В настоящее время не работает.</text:p>
      <text:p text:style-name="P29">или </text:p>
      <text:p text:style-name="P28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7">(докторские)</text:p>
      <text:p text:style-name="P35">В __ году в диссертационном совете (полное название организации) <text:soft-page-break/>защитил(а) диссертацию на соискание ученой степени кандидата ___ наук на тему «___» по специальности____ .</text:p>
      <text:p text:style-name="P11">Указать ученое звание (если есть).</text:p>
      <text:p text:style-name="P11">С ___ по __гг. являлся докторантом кафедры …</text:p>
      <text:p text:style-name="P29">или </text:p>
      <text:p text:style-name="P35">В период подготовки диссертации являлась сотрудником (должность) кафедры... ВУЗ, где и работает по настоящее время. </text:p>
      <text:p text:style-name="P38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33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24">(фамилия, имя, отчество, место работы, структурное подразделение, должность)</text:p>
      <text:p text:style-name="P38">Официальные оппоненты:</text:p>
      <text:p text:style-name="P26"><text:span text:style-name="T1">–</text:span><text:span text:style-name="T12"> ___________________________________________________________________________________________ ,</text:span></text:p>
      <text:p text:style-name="P17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12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34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9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34">Авторский вклад _____%.</text:p>
      <text:p text:style-name="P2"/>
      <text:p text:style-name="P2"><text:soft-page-break/></text:p>
      <text:p text:style-name="P2">Наиболее значимые публикации:</text:p>
      <text:p text:style-name="P40">1.</text:p>
      <text:p text:style-name="P40">2.</text:p>
      <text:p text:style-name="P39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40"/>
      <text:p text:style-name="P3">На автореферат диссертации поступили положительные, не содержащие критических замечаний отзывы:</text:p>
      <text:p text:style-name="P26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17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6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36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36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8">Диссертационный совет отмечает, что на основании выполненных соискателем исследований: </text:p>
      <text:p text:style-name="P18"><text:span text:style-name="T1">–</text:span><text:span text:style-name="T3"> </text:span><text:span text:style-name="T4">разработана _______________________________________________________</text:span></text:p>
      <text:p text:style-name="P32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41"/>
      <text:p text:style-name="P18"><text:span text:style-name="T1">–</text:span><text:span text:style-name="T3"> </text:span><text:span text:style-name="T4">предложены _______________________________________________________</text:span></text:p>
      <text:p text:style-name="P15">(оригинальная научная гипотеза, оригинальные суждения по заявленной тематике, нетрадиционный подход)</text:p>
      <text:p text:style-name="P18"><text:span text:style-name="T1">–</text:span><text:span text:style-name="T3"> </text:span><text:span text:style-name="T4">доказана __________________________________________________________</text:span></text:p>
      <text:p text:style-name="P14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8"><text:span text:style-name="T1">–</text:span><text:span text:style-name="T3"> </text:span><text:span text:style-name="T4">введены __________________________________________________________</text:span></text:p>
      <text:p text:style-name="P14">(новые понятия, измененные трактовки старых понятий, новые термины)</text:p>
      <text:p text:style-name="P31"/>
      <text:p text:style-name="P31">Теоретическая значимость исследования обоснована тем, что:</text:p>
      <text:p text:style-name="P18"><text:span text:style-name="T1">–</text:span><text:span text:style-name="T3"> </text:span><text:span text:style-name="T4">доказаны__________________________________________________________ </text:span></text:p>
      <text:p text:style-name="P16">(теоремы, леммы, положения, методики, вносящие вклад в расширение представлений об изучаемом явлении, <text:soft-page-break/>расширяющие границы применимости полученных результатов)</text:p>
      <text:p text:style-name="P13"/>
      <text:p text:style-name="P13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3">_________________________________________________________________</text:p>
      <text:p text:style-name="P15">(комплекс существующих базовых методов исследования, в т.ч. численных методов, экспериментальных методик)</text:p>
      <text:p text:style-name="P18"><text:span text:style-name="T1">–</text:span><text:span text:style-name="T3"> </text:span><text:span text:style-name="T4">изложены _________________________________________________________</text:span></text:p>
      <text:p text:style-name="P15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8"><text:span text:style-name="T1">–</text:span><text:span text:style-name="T3"> </text:span><text:span text:style-name="T4">раскрыты __________________________________________________________</text:span></text:p>
      <text:p text:style-name="P4">(существенные проявления теории: противоречия, несоответствия, выявление новых проблем и т.п.)</text:p>
      <text:p text:style-name="P18"><text:span text:style-name="T1">–</text:span><text:span text:style-name="T3"> </text:span><text:span text:style-name="T4">изучены __________________________________________________________</text:span></text:p>
      <text:p text:style-name="P14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8"><text:span text:style-name="T1">–</text:span><text:span text:style-name="T3"> </text:span><text:span text:style-name="T4">проведена модернизация ____________________________________________</text:span></text:p>
      <text:p text:style-name="P44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42"/>
      <text:p text:style-name="P42">Значение полученных соискателем результатов исследования для практики подтверждается тем, что:</text:p>
      <text:p text:style-name="P12">разработаны и внедрены (указать степень внедрения) ___________________</text:p>
      <text:p text:style-name="P14">(технологии, новые <text:s text:c="2"/>универсальные методики измерений, образовательные технологии, ГОСТ и т.п.)</text:p>
      <text:p text:style-name="P18"><text:span text:style-name="T1">–</text:span><text:span text:style-name="T3"> </text:span><text:span text:style-name="T4">определены ______________________________________________________</text:span></text:p>
      <text:p text:style-name="P15">(пределы и перспективы практического использования теории на практике и т.п.)</text:p>
      <text:p text:style-name="P18"><text:span text:style-name="T1">–</text:span><text:span text:style-name="T3"> </text:span><text:span text:style-name="T4">создана __________________________________________________________</text:span></text:p>
      <text:p text:style-name="P15">(модель эффективного применения знаний, система практических рекомендаций и т.п.)</text:p>
      <text:p text:style-name="P18"><text:span text:style-name="T1">–</text:span><text:span text:style-name="T3"> </text:span><text:span text:style-name="T4">представлены ______________________________________________________</text:span></text:p>
      <text:p text:style-name="P14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42"/>
      <text:p text:style-name="P42">Оценка достоверности результатов исследования выявила:</text:p>
      <text:p text:style-name="P12">для экспериментальных работ______________________________________________________________</text:p>
      <text:p text:style-name="P14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2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5"><text:s text:c="7"/>опубликованными экспериментальными данными по теме диссертации или по смежным отраслям и т.п.) </text:p>
      <text:p text:style-name="P12">идея базируется ____________________________________________________</text:p>
      <text:p text:style-name="P14"><text:s/>(на анализе практики, обобщении передового опыта и т.п.)</text:p>
      <text:p text:style-name="P12">использованы ______________________________________________________</text:p>
      <text:p text:style-name="P12">установлено ______________________________________________________</text:p>
      <text:p text:style-name="P14"><text:s/>(качественное и/или количественное совпадение авторских результатов с результатами, представленными в </text:p>
      <text:p text:style-name="P14">независимых источниках по данной тематике, в тех случаях, когда такое сравнение является обоснованным)</text:p>
      <text:p text:style-name="P18"><text:span text:style-name="T4">использованы ____________________________________________________</text:span><text:span text:style-name="T13"> </text:span><text:soft-page-break/><text:span text:style-name="T13">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42">Личный вклад соискателя состоит в ____________________________________________________________</text:p>
      <text:p text:style-name="P15">(включенное участие на всех этапах процесса, непосредственное участие соискателя в получении исходных </text:p>
      <text:p text:style-name="P15">данных и научных экспериментах, личное участие в апробации результатов исследования, разработка</text:p>
      <text:p text:style-name="P15">экспериментальных стендов и установок (ключевых элементов экспериментальных установок), выполненных</text:p>
      <text:p text:style-name="P14"><text:s text:c="2"/>лично автором или при участии автора, обработка и интерпретация экспериментальных данных, выполненных </text:p>
      <text:p text:style-name="P15">лично автором или при участии автора, подготовка основных публикаций по выполненной работе и т.п.)</text:p>
      <text:p text:style-name="P34"/>
      <text:p text:style-name="P33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кандидата (доктора)</text:span><text:span text:style-name="T12"> </text:span><text:span text:style-name="T4">_____ наук.</text:span></text:p>
      <text:p text:style-name="P33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3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23"/>
      <text:p text:style-name="P23"/>
      <text:p text:style-name="P23"/>
      <text:p text:style-name="P23"/>
      <text:p text:style-name="P21">Председательствующий на заседании: <text:s text:c="56"/></text:p>
      <text:p text:style-name="P21"><text:s text:c="114"/>ФИО</text:p>
      <text:p text:style-name="P23"/>
      <text:p text:style-name="P21"/>
      <text:p text:style-name="P21">Ученый секретарь</text:p>
      <text:p text:style-name="P22">диссертационного совета <text:s text:c="79"/>ФИО <text:s/></text:p>
      <text:p text:style-name="P22"/>
      <text:p text:style-name="P22">Дата заседания</text:p>
      <text:p text:style-name="P21"/>
      <text:p text:style-name="P5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21"/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8T15:56:16.224527213</dc:date>
    <meta:print-date>2016-08-30T16:43:00</meta:print-date>
    <meta:editing-cycles>37</meta:editing-cycles>
    <meta:editing-duration>PT5H44M8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69" meta:character-count="11697" meta:non-whitespace-character-count="10273"/>
  </office:meta>
</office:document-meta>
</file>